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69cm" fo:break-before="auto" style:use-optimal-row-height="true"/>
    </style:style>
    <style:style style:name="ro4" style:family="table-row">
      <style:table-row-properties style:row-height="1.0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33"/>
        <table:table-column table:style-name="co1" table:default-cell-style-name="ce37"/>
        <table:table-column table:style-name="co1" table:default-cell-style-name="ce1"/>
        <table:table-column table:style-name="co1" table:default-cell-style-name="ce50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51"/>
        <table:table-column table:style-name="co1" table:number-columns-repeated="13" table:default-cell-style-name="ce1"/>
        <table:table-column table:style-name="co1" table:number-columns-repeated="957" table:default-cell-style-name="Default"/>
        <table:table-column table:style-name="co1" table:default-cell-style-name="ce54"/>
        <table:table-row table:style-name="ro1">
          <table:table-cell/>
          <table:table-cell table:style-name="ce1"/>
          <table:table-cell/>
          <table:table-cell office:value-type="string" calcext:value-type="string">
            <text:p>ready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18" office:value-type="string" calcext:value-type="string">
            <text:p>waitingforcorrections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22" office:value-type="string" calcext:value-type="string">
            <text:p>notverifi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12" office:value-type="string" calcext:value-type="string">
            <text:p>mustbeextend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table:style-name="ce6" office:value-type="string" calcext:value-type="string">
            <text:p>Arabiya (Arabia)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6" office:value-type="string" calcext:value-type="string">
            <text:p>Babilim (Babilon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Iceni (Celts)</text:p>
          </table:table-cell>
          <table:table-cell office:value-type="string" calcext:value-type="string">
            <text:p>Zhongguo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Quechua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Babilim (Babilon)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Ellas(Greece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table:style-name="ce6" office:value-type="string" calcext:value-type="string">
            <text:p>Harun al-Rashid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table:style-name="ce6" office:value-type="string" calcext:value-type="string">
            <text:p>Nabu-kudurri-usur II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Boudice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 office:value-type="string" calcext:value-type="string">
            <text:p>Nabu-kudurri-usur II</text:p>
          </table:table-cell>
          <table:table-cell table:style-name="ce6" table:number-columns-repeated="2"/>
          <table:table-cell/>
          <table:table-cell table:style-name="ce6"/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2" calcext:value-type="float">
            <text:p>32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31(196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/>
          <table:table-cell table:style-name="ce6" office:value-type="float" office:value="32" calcext:value-type="float">
            <text:p>32</text:p>
          </table:table-cell>
          <table:table-cell table:style-name="ce6" table:number-columns-repeated="2"/>
          <table:table-cell/>
          <table:table-cell table:style-name="ce6" office:value-type="float" office:value="34" calcext:value-type="float">
            <text:p>34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style-name="ce6" office:value-type="string" calcext:value-type="string">
            <text:p>@pineappledan</text:p>
          </table:table-cell>
          <table:table-cell table:style-name="ce6" office:value-type="string" calcext:value-type="string">
            <text:p>@gordonlucas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@SeelingCa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3"/>
          <table:table-cell/>
          <table:table-cell table:style-name="ce6" office:value-type="string" calcext:value-type="string">
            <text:p>@adan_eslavo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table:style-name="ce6" office:value-type="string" calcext:value-type="string">
            <text:p>maps of Abbasids c. 800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6" office:value-type="string" calcext:value-type="string">
            <text:p>distance from Babylon</text:p>
            <text:p>(not always)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style-name="ce6" office:value-type="string" calcext:value-type="string">
            <text:p>importance</text:p>
            <text:p>conquest</text:p>
          </table:table-cell>
          <table:table-cell table:style-name="ce6" office:value-type="string" calcext:value-type="string">
            <text:p>Welsh names</text:p>
            <text:p>https://steamcommunity.com/sharedfiles/filedetails/?id=122457506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</table:table-cell>
          <table:table-cell table:style-name="ce6" office:value-type="string" calcext:value-type="string">
            <text:p>“Census1972”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Saadi dynasty</text:p>
          </table:table-cell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distance from Babylon</text:p>
            <text:p>(not always)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DelianLeague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<text:s/>Madinat al-Salaam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24" office:value-type="string" calcext:value-type="string">
            <text:p>Babilim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24" office:value-type="string" calcext:value-type="string">
            <text:p>Qart-Hadasht</text:p>
          </table:table-cell>
          <table:table-cell table:style-name="ce24" office:value-type="string" calcext:value-type="string">
            <text:p>Ynys Wydryn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Merraksh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a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 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office:value-type="string" calcext:value-type="string">
            <text:p>Babilim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Athenai</text:p>
          </table:table-cell>
          <table:table-cell table:style-name="ce2"/>
          <table:table-cell table:style-name="ce41" table:number-columns-repeated="3"/>
          <table:table-cell table:style-name="ce2" table:number-columns-repeated="11"/>
          <table:table-cell table:number-columns-repeated="95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table:style-name="ce6" office:value-type="string" calcext:value-type="string">
            <text:p>Ar-Raqqah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6" office:value-type="string" calcext:value-type="string">
            <text:p>Barsip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Ziz</text:p>
          </table:table-cell>
          <table:table-cell table:style-name="ce6" office:value-type="string" calcext:value-type="string">
            <text:p>Duntagell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Fas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umbu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office:value-type="string" calcext:value-type="string">
            <text:p>Barsip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Ephes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table:style-name="ce6" office:value-type="string" calcext:value-type="string">
            <text:p>Makkah al-Mukarramah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6" office:value-type="string" calcext:value-type="string">
            <text:p>Nibbur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6" office:value-type="string" calcext:value-type="string">
            <text:p>Kapara</text:p>
          </table:table-cell>
          <table:table-cell table:style-name="ce6" office:value-type="string" calcext:value-type="string">
            <text:p>Eborakon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Sala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office:value-type="string" calcext:value-type="string">
            <text:p>Nibbu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harsal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table:style-name="ce6" office:value-type="string" calcext:value-type="string">
            <text:p>Madīnat an-Nabī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uauhtitlan</text:p>
          </table:table-cell>
          <table:table-cell table:style-name="ce6" office:value-type="string" calcext:value-type="string">
            <text:p>Upi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6" office:value-type="string" calcext:value-type="string">
            <text:p>Motya</text:p>
          </table:table-cell>
          <table:table-cell table:style-name="ce6" office:value-type="string" calcext:value-type="string">
            <text:p>Isc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Taza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office:value-type="string" calcext:value-type="string">
            <text:p>Up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Rhod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table:style-name="ce6" office:value-type="string" calcext:value-type="string">
            <text:p>Samarra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Huey Atotonilco</text:p>
          </table:table-cell>
          <table:table-cell table:style-name="ce6" office:value-type="string" calcext:value-type="string">
            <text:p>Uruk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6" office:value-type="string" calcext:value-type="string">
            <text:p>Hippo</text:p>
          </table:table-cell>
          <table:table-cell table:style-name="ce6" office:value-type="string" calcext:value-type="string">
            <text:p>Caerleon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Sijilmassa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office:value-type="string" calcext:value-type="string">
            <text:p>Uru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Eretr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table:style-name="ce6" office:value-type="string" calcext:value-type="string">
            <text:p>Al-Mawṣil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Atotonilco</text:p>
          </table:table-cell>
          <table:table-cell table:style-name="ce6" office:value-type="string" calcext:value-type="string">
            <text:p>Uru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6" office:value-type="string" calcext:value-type="string">
            <text:p>Lixis</text:p>
          </table:table-cell>
          <table:table-cell table:style-name="ce6" office:value-type="string" calcext:value-type="string">
            <text:p>Dinas Maelor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Tarudant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office:value-type="string" calcext:value-type="string">
            <text:p>Uru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ergamon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table:style-name="ce6" office:value-type="string" calcext:value-type="string">
            <text:p>Diyar Bakr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Xilotepec</text:p>
          </table:table-cell>
          <table:table-cell table:style-name="ce6" office:value-type="string" calcext:value-type="string">
            <text:p>Kishshatu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6" office:value-type="string" calcext:value-type="string">
            <text:p>Atiq</text:p>
          </table:table-cell>
          <table:table-cell table:style-name="ce6" office:value-type="string" calcext:value-type="string">
            <text:p>Cwmbran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 Huree</text:p>
          </table:table-cell>
          <table:table-cell table:style-name="ce6" office:value-type="string" calcext:value-type="string">
            <text:p>Debdou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office:value-type="string" calcext:value-type="string">
            <text:p>Kishshatu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ilet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table:style-name="ce6" office:value-type="string" calcext:value-type="string">
            <text:p>Al-Fusţāţ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Axocopan</text:p>
          </table:table-cell>
          <table:table-cell table:style-name="ce6" office:value-type="string" calcext:value-type="string">
            <text:p>Larsam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6" office:value-type="string" calcext:value-type="string">
            <text:p>Cossyra</text:p>
          </table:table-cell>
          <table:table-cell table:style-name="ce6" office:value-type="string" calcext:value-type="string">
            <text:p>Caernarfon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Taghazut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office:value-type="string" calcext:value-type="string">
            <text:p>Larsam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hoka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table:style-name="ce6" office:value-type="string" calcext:value-type="string">
            <text:p>Tabriz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Hueyipochtlan</text:p>
          </table:table-cell>
          <table:table-cell table:style-name="ce6" office:value-type="string" calcext:value-type="string">
            <text:p>Dilbat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6" office:value-type="string" calcext:value-type="string">
            <text:p>Olissipona</text:p>
          </table:table-cell>
          <table:table-cell table:style-name="ce6" office:value-type="string" calcext:value-type="string">
            <text:p>Pentrellawr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Tawdenni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office:value-type="string" calcext:value-type="string">
            <text:p>Dilbat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mphipoli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table:style-name="ce6" office:value-type="string" calcext:value-type="string">
            <text:p>Zaranj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halco</text:p>
          </table:table-cell>
          <table:table-cell table:style-name="ce6" office:value-type="string" calcext:value-type="string">
            <text:p>Kutha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6" office:value-type="string" calcext:value-type="string">
            <text:p>Cartennae</text:p>
          </table:table-cell>
          <table:table-cell table:style-name="ce6" office:value-type="string" calcext:value-type="string">
            <text:p>Ynys Mon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Tuwat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office:value-type="string" calcext:value-type="string">
            <text:p>Kuth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Korkyr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table:style-name="ce6" office:value-type="string" calcext:value-type="string">
            <text:p>Nishabur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Ocuillan</text:p>
          </table:table-cell>
          <table:table-cell table:style-name="ce6" office:value-type="string" calcext:value-type="string">
            <text:p>Der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6" office:value-type="string" calcext:value-type="string">
            <text:p>Lol</text:p>
          </table:table-cell>
          <table:table-cell table:style-name="ce6" office:value-type="string" calcext:value-type="string">
            <text:p>Porthleven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Tetouan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office:value-type="string" calcext:value-type="string">
            <text:p>De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Chalki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table:style-name="ce6" office:value-type="string" calcext:value-type="string">
            <text:p>Merv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lachco</text:p>
          </table:table-cell>
          <table:table-cell table:style-name="ce6" office:value-type="string" calcext:value-type="string">
            <text:p>Hit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Tarras</text:p>
          </table:table-cell>
          <table:table-cell table:style-name="ce6" office:value-type="string" calcext:value-type="string">
            <text:p>Caer Sws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Ar-Riba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office:value-type="string" calcext:value-type="string">
            <text:p>Hit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aris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table:style-name="ce6" office:value-type="string" calcext:value-type="string">
            <text:p>Bukhara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Cuauhnahuac</text:p>
          </table:table-cell>
          <table:table-cell table:style-name="ce6" office:value-type="string" calcext:value-type="string">
            <text:p>Tikrit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6" office:value-type="string" calcext:value-type="string">
            <text:p>Hadrumetum</text:p>
          </table:table-cell>
          <table:table-cell table:style-name="ce6" office:value-type="string" calcext:value-type="string">
            <text:p>Powys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Meknas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office:value-type="string" calcext:value-type="string">
            <text:p>Tikrit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Naupakt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table:style-name="ce6" office:value-type="string" calcext:value-type="string">
            <text:p>Lashkarga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Huaxtepec</text:p>
          </table:table-cell>
          <table:table-cell table:style-name="ce6" office:value-type="string" calcext:value-type="string">
            <text:p>Harran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6" office:value-type="string" calcext:value-type="string">
            <text:p>Shalla</text:p>
          </table:table-cell>
          <table:table-cell table:style-name="ce6" office:value-type="string" calcext:value-type="string">
            <text:p>Brenin Tre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Shafshawan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office:value-type="string" calcext:value-type="string">
            <text:p>Harra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lataiai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table:style-name="ce6" office:value-type="string" calcext:value-type="string">
            <text:p>Al-Aḥsā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Tlalcozauhtitlan</text:p>
          </table:table-cell>
          <table:table-cell table:style-name="ce6" office:value-type="string" calcext:value-type="string">
            <text:p>Iritu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6" office:value-type="string" calcext:value-type="string">
            <text:p>Malaka</text:p>
          </table:table-cell>
          <table:table-cell table:style-name="ce6" office:value-type="string" calcext:value-type="string">
            <text:p>Caerphilly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Asfi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office:value-type="string" calcext:value-type="string">
            <text:p>Iritu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Torone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table:style-name="ce6" office:value-type="string" calcext:value-type="string">
            <text:p>Basra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Quiyauhteopan</text:p>
          </table:table-cell>
          <table:table-cell table:style-name="ce6" office:value-type="string" calcext:value-type="string">
            <text:p>Ninua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6" office:value-type="string" calcext:value-type="string">
            <text:p>Iboshim</text:p>
          </table:table-cell>
          <table:table-cell table:style-name="ce6" office:value-type="string" calcext:value-type="string">
            <text:p>Dumnonia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Wejda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office:value-type="string" calcext:value-type="string">
            <text:p>Ninu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Nax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table:style-name="ce6" office:value-type="string" calcext:value-type="string">
            <text:p>Sa'dah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Tlatlahquitepec</text:p>
          </table:table-cell>
          <table:table-cell table:style-name="ce6" office:value-type="string" calcext:value-type="string">
            <text:p>Ashshur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6" office:value-type="string" calcext:value-type="string">
            <text:p>Oyat</text:p>
          </table:table-cell>
          <table:table-cell table:style-name="ce6" office:value-type="string" calcext:value-type="string">
            <text:p>Llandudno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gadi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office:value-type="string" calcext:value-type="string">
            <text:p>Ashshu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am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table:style-name="ce6" office:value-type="string" calcext:value-type="string">
            <text:p>Sanaa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Cuauhtochco</text:p>
          </table:table-cell>
          <table:table-cell table:style-name="ce6" office:value-type="string" calcext:value-type="string">
            <text:p>Arrapha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6" office:value-type="string" calcext:value-type="string">
            <text:p>Leptis</text:p>
          </table:table-cell>
          <table:table-cell table:style-name="ce6" office:value-type="string" calcext:value-type="string">
            <text:p>Aberystwyth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Warzazat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office:value-type="string" calcext:value-type="string">
            <text:p>Arraph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Chi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table:style-name="ce6" office:value-type="string" calcext:value-type="string">
            <text:p>Zabi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Cuetlaxtlan</text:p>
          </table:table-cell>
          <table:table-cell table:style-name="ce6" office:value-type="string" calcext:value-type="string">
            <text:p>Nasibina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6" office:value-type="string" calcext:value-type="string">
            <text:p>Iomnium</text:p>
          </table:table-cell>
          <table:table-cell table:style-name="ce6" office:value-type="string" calcext:value-type="string">
            <text:p>Penzance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Beni Mellal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office:value-type="string" calcext:value-type="string">
            <text:p>Nasibin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ytilini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table:style-name="ce6" office:value-type="string" calcext:value-type="string">
            <text:p>Janad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Yohualtepec</text:p>
          </table:table-cell>
          <table:table-cell table:style-name="ce6" office:value-type="string" calcext:value-type="string">
            <text:p>Mari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6" office:value-type="string" calcext:value-type="string">
            <text:p>Kissi</text:p>
          </table:table-cell>
          <table:table-cell table:style-name="ce6" office:value-type="string" calcext:value-type="string">
            <text:p>Durobriwa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Kharaybakat‎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office:value-type="string" calcext:value-type="string">
            <text:p>Mar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likarnass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table:style-name="ce6" office:value-type="string" calcext:value-type="string">
            <text:p>Al-Quds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Coaixtlahuacan</text:p>
          </table:table-cell>
          <table:table-cell table:style-name="ce6" office:value-type="string" calcext:value-type="string">
            <text:p>Karkamisha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6" office:value-type="string" calcext:value-type="string">
            <text:p>Tsabratan</text:p>
          </table:table-cell>
          <table:table-cell table:style-name="ce6" office:value-type="string" calcext:value-type="string">
            <text:p>Dalriat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Al-Kelaa des Srarhna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 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office:value-type="string" calcext:value-type="string">
            <text:p>Karkamish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Byzantium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table:style-name="ce6" office:value-type="string" calcext:value-type="string">
            <text:p>Dimashqu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Petlacalco</text:p>
          </table:table-cell>
          <table:table-cell table:style-name="ce6" office:value-type="string" calcext:value-type="string">
            <text:p>Tarsus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6" office:value-type="string" calcext:value-type="string">
            <text:p>Arambys</text:p>
          </table:table-cell>
          <table:table-cell table:style-name="ce6" office:value-type="string" calcext:value-type="string">
            <text:p>Lugdunum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Qnīṭra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 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office:value-type="string" calcext:value-type="string">
            <text:p>Tarsus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ar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table:style-name="ce6" office:value-type="string" calcext:value-type="string">
            <text:p>Homs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Acatlan</text:p>
          </table:table-cell>
          <table:table-cell table:style-name="ce6" office:value-type="string" calcext:value-type="string">
            <text:p>Hamath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6" office:value-type="string" calcext:value-type="string">
            <text:p>Tingi</text:p>
          </table:table-cell>
          <table:table-cell table:style-name="ce6" office:value-type="string" calcext:value-type="string">
            <text:p>Caer Gwynedd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Fédala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office:value-type="string" calcext:value-type="string">
            <text:p>Hamath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Khersones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table:style-name="ce6" office:value-type="string" calcext:value-type="string">
            <text:p>Hamah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Ahuatlan</text:p>
          </table:table-cell>
          <table:table-cell table:style-name="ce6" office:value-type="string" calcext:value-type="string">
            <text:p>Tadmor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6" office:value-type="string" calcext:value-type="string">
            <text:p>Abdera</text:p>
          </table:table-cell>
          <table:table-cell table:style-name="ce6" office:value-type="string" calcext:value-type="string">
            <text:p>Dineiddyn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l-Uyun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office:value-type="string" calcext:value-type="string">
            <text:p>Tadmo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rg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table:style-name="ce6" office:value-type="string" calcext:value-type="string">
            <text:p>Tarsus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chinanco</text:p>
          </table:table-cell>
          <table:table-cell table:style-name="ce6" office:value-type="string" calcext:value-type="string">
            <text:p>Damashq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6" office:value-type="string" calcext:value-type="string">
            <text:p>Kition</text:p>
          </table:table-cell>
          <table:table-cell table:style-name="ce6" office:value-type="string" calcext:value-type="string">
            <text:p>Caer Ludd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Al-Breyja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 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office:value-type="string" calcext:value-type="string">
            <text:p>Damashq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Kroton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table:style-name="ce6" office:value-type="string" calcext:value-type="string">
            <text:p>Dabil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Huexotlan</text:p>
          </table:table-cell>
          <table:table-cell table:style-name="ce6" office:value-type="string" calcext:value-type="string">
            <text:p>Gubla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6" office:value-type="string" calcext:value-type="string">
            <text:p>Sexi</text:p>
          </table:table-cell>
          <table:table-cell table:style-name="ce6" office:value-type="string" calcext:value-type="string">
            <text:p>Treorchy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Al-Ksar al-Kebir</text:p>
          </table:table-cell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office:value-type="string" calcext:value-type="string">
            <text:p>Gubl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ortin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table:style-name="ce6" office:value-type="string" calcext:value-type="string">
            <text:p>Tiflis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Ocuituco</text:p>
          </table:table-cell>
          <table:table-cell table:style-name="ce6" office:value-type="string" calcext:value-type="string">
            <text:p>Sidon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6" office:value-type="string" calcext:value-type="string">
            <text:p>Maqom Hadash</text:p>
          </table:table-cell>
          <table:table-cell table:style-name="ce6" office:value-type="string" calcext:value-type="string">
            <text:p>Luxulyan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Fquih ben Salah</text:p>
          </table:table-cell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office:value-type="string" calcext:value-type="string">
            <text:p>Sido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ell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table:style-name="ce6" office:value-type="string" calcext:value-type="string">
            <text:p>Gazzah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Tetela</text:p>
          </table:table-cell>
          <table:table-cell table:style-name="ce6" office:value-type="string" calcext:value-type="string">
            <text:p>Sur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6" office:value-type="string" calcext:value-type="string">
            <text:p>Tabarka</text:p>
          </table:table-cell>
          <table:table-cell table:style-name="ce6" office:value-type="string" calcext:value-type="string">
            <text:p>Bretwynn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An-Naazur</text:p>
          </table:table-cell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 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 office:value-type="string" calcext:value-type="string">
            <text:p>Tindirma</text:p>
          </table:table-cell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office:value-type="string" calcext:value-type="string">
            <text:p>Su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Epidamn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table:style-name="ce6" office:value-type="string" calcext:value-type="string">
            <text:p>Al-Iskandariyya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Xalapan</text:p>
          </table:table-cell>
          <table:table-cell table:style-name="ce6" office:value-type="string" calcext:value-type="string">
            <text:p>Yerushaláyim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6" office:value-type="string" calcext:value-type="string">
            <text:p>Lilybaeum</text:p>
          </table:table-cell>
          <table:table-cell table:style-name="ce6" office:value-type="string" calcext:value-type="string">
            <text:p>Caerwent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Settat</text:p>
          </table:table-cell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office:value-type="string" calcext:value-type="string">
            <text:p>Yerushaláyim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Nauplio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table:style-name="ce6" office:value-type="string" calcext:value-type="string">
            <text:p>Aswa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Cempoalatl</text:p>
          </table:table-cell>
          <table:table-cell table:style-name="ce6" office:value-type="string" calcext:value-type="string">
            <text:p>Tema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6" office:value-type="string" calcext:value-type="string">
            <text:p>Cape Melqart</text:p>
          </table:table-cell>
          <table:table-cell table:style-name="ce6" office:value-type="string" calcext:value-type="string">
            <text:p>Penryn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Barashid‎</text:p>
          </table:table-cell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 Novade 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office:value-type="string" calcext:value-type="string">
            <text:p>Tem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atrai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table:style-name="ce6" office:value-type="string" calcext:value-type="string">
            <text:p>Al-Ahwaz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4" office:value-type="string" calcext:value-type="string">
            <text:p>Teotihuacan</text:p>
          </table:table-cell>
          <table:table-cell table:style-name="ce6" office:value-type="string" calcext:value-type="string">
            <text:p>Arvad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Gadir</text:p>
          </table:table-cell>
          <table:table-cell table:style-name="ce6" office:value-type="string" calcext:value-type="string">
            <text:p>Dwrent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Al-Khamisat</text:p>
          </table:table-cell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office:value-type="string" calcext:value-type="string">
            <text:p>Arvad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el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table:style-name="ce6" office:value-type="string" calcext:value-type="string">
            <text:p>Hamada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4" office:value-type="string" calcext:value-type="string">
            <text:p>Tlatelolco</text:p>
          </table:table-cell>
          <table:table-cell table:style-name="ce6" office:value-type="string" calcext:value-type="string">
            <text:p>Anah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Drepana</text:p>
          </table:table-cell>
          <table:table-cell table:style-name="ce6" office:value-type="string" calcext:value-type="string">
            <text:p>Ynys Wair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43" office:value-type="string" calcext:value-type="string">
            <text:p>Goiogouen(Gayagaanhe)CayugaPrincipalVillag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Guelmim</text:p>
          </table:table-cell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 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office:value-type="string" calcext:value-type="string">
            <text:p>Anah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tageir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table:style-name="ce6" office:value-type="string" calcext:value-type="string">
            <text:p>Isfahan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4" office:value-type="string" calcext:value-type="string">
            <text:p>Tlaxcala</text:p>
          </table:table-cell>
          <table:table-cell table:style-name="ce6"/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style-name="ce6" office:value-type="string" calcext:value-type="string">
            <text:p>Bulla</text:p>
          </table:table-cell>
          <table:table-cell table:style-name="ce6" office:value-type="string" calcext:value-type="string">
            <text:p>Llanfairpwllgwyngyll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3" office:value-type="string" calcext:value-type="string">
            <text:p>ChonodoteCayuga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Ad-Daakhilat‎</text:p>
          </table:table-cell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3"/>
          <table:table-cell/>
          <table:table-cell table:style-name="ce6" office:value-type="string" calcext:value-type="string">
            <text:p>Kydon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table:style-name="ce6" office:value-type="string" calcext:value-type="string">
            <text:p>Rayy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4" office:value-type="string" calcext:value-type="string">
            <text:p>Calixtlahuaca</text:p>
          </table:table-cell>
          <table:table-cell table:style-name="ce6"/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Cartagena</text:p>
          </table:table-cell>
          <table:table-cell table:style-name="ce6" office:value-type="string" calcext:value-type="string">
            <text:p>Ynys Trebes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OnnontareCayu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Ben Grir</text:p>
          </table:table-cell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3"/>
          <table:table-cell/>
          <table:table-cell table:style-name="ce6" office:value-type="string" calcext:value-type="string">
            <text:p>Lam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table:style-name="ce6" office:value-type="string" calcext:value-type="string">
            <text:p>Shiraz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4" office:value-type="string" calcext:value-type="string">
            <text:p>Xochicalco</text:p>
          </table:table-cell>
          <table:table-cell table:style-name="ce6"/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style-name="ce6" office:value-type="string" calcext:value-type="string">
            <text:p>Mahon</text:p>
          </table:table-cell>
          <table:table-cell table:style-name="ce6" office:value-type="string" calcext:value-type="string">
            <text:p>Balwynn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TioheroCayuga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Arfud</text:p>
          </table:table-cell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 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3"/>
          <table:table-cell/>
          <table:table-cell table:style-name="ce6"/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table:style-name="ce6" office:value-type="string" calcext:value-type="string">
            <text:p>Sari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4" office:value-type="string" calcext:value-type="string">
            <text:p>Atzcapotzalco</text:p>
          </table:table-cell>
          <table:table-cell table:style-name="ce6"/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style-name="ce6" office:value-type="string" calcext:value-type="string">
            <text:p>Camarata</text:p>
          </table:table-cell>
          <table:table-cell table:style-name="ce6" office:value-type="string" calcext:value-type="string">
            <text:p>Caerdydd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43" office:value-type="string" calcext:value-type="string">
            <text:p>HochelagaIroquois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Timbuktu</text:p>
          </table:table-cell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table:style-name="ce6" office:value-type="string" calcext:value-type="string">
            <text:p>Kirman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4" office:value-type="string" calcext:value-type="string">
            <text:p>Tzintzuntzan</text:p>
          </table:table-cell>
          <table:table-cell table:style-name="ce6"/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style-name="ce6" office:value-type="string" calcext:value-type="string">
            <text:p>Igilgil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43" office:value-type="string" calcext:value-type="string">
            <text:p>ShamokinIroquois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Gao</text:p>
          </table:table-cell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table:style-name="ce6" office:value-type="string" calcext:value-type="string">
            <text:p>Herat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4" office:value-type="string" calcext:value-type="string">
            <text:p>Malinalco</text:p>
          </table:table-cell>
          <table:table-cell table:style-name="ce6"/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style-name="ce6" office:value-type="string" calcext:value-type="string">
            <text:p>Macomade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Bactriani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43" office:value-type="string" calcext:value-type="string">
            <text:p>StadaconaIroquois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 office:value-type="string" calcext:value-type="string">
            <text:p>Jenne</text:p>
          </table:table-cell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table:style-name="ce6" office:value-type="string" calcext:value-type="string">
            <text:p>Qandahar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4" office:value-type="string" calcext:value-type="string">
            <text:p>Tula</text:p>
          </table:table-cell>
          <table:table-cell table:style-name="ce6"/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style-name="ce6" office:value-type="string" calcext:value-type="string">
            <text:p>Rusazu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Nautac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43" office:value-type="string" calcext:value-type="string">
            <text:p>AkwesasneMohawk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 office:value-type="string" calcext:value-type="string">
            <text:p>Kukiya</text:p>
          </table:table-cell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table:style-name="ce6" office:value-type="string" calcext:value-type="string">
            <text:p>Ghazni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4" office:value-type="string" calcext:value-type="string">
            <text:p>Tamuin</text:p>
          </table:table-cell>
          <table:table-cell table:style-name="ce6"/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style-name="ce6" office:value-type="string" calcext:value-type="string">
            <text:p>Pax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43" office:value-type="string" calcext:value-type="string">
            <text:p>CanajoharieMohawk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 office:value-type="string" calcext:value-type="string">
            <text:p>Walata</text:p>
          </table:table-cell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 Francade 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table:style-name="ce6" office:value-type="string" calcext:value-type="string">
            <text:p>Kabul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4" office:value-type="string" calcext:value-type="string">
            <text:p>Teayo</text:p>
          </table:table-cell>
          <table:table-cell table:style-name="ce6"/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style-name="ce6" office:value-type="string" calcext:value-type="string">
            <text:p>Rhousikada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CanastigaoneMohawk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 office:value-type="string" calcext:value-type="string">
            <text:p>Tindirma</text:p>
          </table:table-cell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table:style-name="ce6" office:value-type="string" calcext:value-type="string">
            <text:p>Balkh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 office:value-type="string" calcext:value-type="string">
            <text:p>Cempoala</text:p>
          </table:table-cell>
          <table:table-cell table:style-name="ce6"/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style-name="ce6" office:value-type="string" calcext:value-type="string">
            <text:p>Zara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43" office:value-type="string" calcext:value-type="string">
            <text:p>CaniengaMohawk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 office:value-type="string" calcext:value-type="string">
            <text:p>Agadez</text:p>
          </table:table-cell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 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table:style-name="ce6" office:value-type="string" calcext:value-type="string">
            <text:p>Samarqand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 office:value-type="string" calcext:value-type="string">
            <text:p>Tlalmanalco</text:p>
          </table:table-cell>
          <table:table-cell table:style-name="ce6"/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style-name="ce6" office:value-type="string" calcext:value-type="string">
            <text:p>Timic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43" office:value-type="string" calcext:value-type="string">
            <text:p>Caughnawaga(Kahnawake)Mohawk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 table:number-columns-repeated="2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6" office:value-type="string" calcext:value-type="string">
            <text:p>Isfijab</text:p>
          </table:table-cell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 office:value-type="string" calcext:value-type="string">
            <text:p>Ixtapaluca</text:p>
          </table:table-cell>
          <table:table-cell table:style-name="ce6"/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Rusguniae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Taxila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43" office:value-type="string" calcext:value-type="string">
            <text:p>ChuchtononedaMohawk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 table:number-columns-repeated="2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 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6" office:value-type="string" calcext:value-type="string">
            <text:p>Talas</text:p>
          </table:table-cell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4" office:value-type="string" calcext:value-type="string">
            <text:p>Tepexpan</text:p>
          </table:table-cell>
          <table:table-cell table:style-name="ce6"/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Callista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Bucefalia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43" office:value-type="string" calcext:value-type="string">
            <text:p>GarogaMohawk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 table:number-columns-repeated="2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6" office:value-type="string" calcext:value-type="string">
            <text:p>Multan</text:p>
          </table:table-cell>
          <table:table-cell office:value-type="string" calcext:value-type="string">
            <text:p>Sam’al</text:p>
          </table:table-cell>
          <table:table-cell table:style-name="ce6"/>
          <table:table-cell table:style-name="ce14" office:value-type="string" calcext:value-type="string">
            <text:p>Tepetlaoxtoc</text:p>
          </table:table-cell>
          <table:table-cell table:style-name="ce6"/>
          <table:table-cell/>
          <table:table-cell table:style-name="ce6" office:value-type="string" calcext:value-type="string">
            <text:p>Neapoulis</text:p>
          </table:table-cell>
          <table:table-cell table:style-name="ce6" office:value-type="string" calcext:value-type="string">
            <text:p>Azama</text:p>
          </table:table-cell>
          <table:table-cell table:style-name="ce6"/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KanagaroMohawk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 table:number-columns-repeated="2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6" office:value-type="string" calcext:value-type="string">
            <text:p>Manisura</text:p>
          </table:table-cell>
          <table:table-cell office:value-type="string" calcext:value-type="string">
            <text:p>Tušhan</text:p>
          </table:table-cell>
          <table:table-cell table:style-name="ce6"/>
          <table:table-cell table:style-name="ce14" office:value-type="string" calcext:value-type="string">
            <text:p>Chiconautla</text:p>
          </table:table-cell>
          <table:table-cell table:style-name="ce6"/>
          <table:table-cell/>
          <table:table-cell table:style-name="ce6" office:value-type="string" calcext:value-type="string">
            <text:p>Neokaisareia</text:p>
          </table:table-cell>
          <table:table-cell table:style-name="ce6" office:value-type="string" calcext:value-type="string">
            <text:p>Rusadir</text:p>
          </table:table-cell>
          <table:table-cell table:style-name="ce6"/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43" office:value-type="string" calcext:value-type="string">
            <text:p>KanatsioharekeMohawk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 table:number-columns-repeated="2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Suhar</text:p>
          </table:table-cell>
          <table:table-cell office:value-type="string" calcext:value-type="string">
            <text:p>Mari</text:p>
          </table:table-cell>
          <table:table-cell table:style-name="ce6"/>
          <table:table-cell table:style-name="ce14" office:value-type="string" calcext:value-type="string">
            <text:p>Zitlaltepec</text:p>
          </table:table-cell>
          <table:table-cell table:style-name="ce6"/>
          <table:table-cell table:style-name="ce18"/>
          <table:table-cell table:style-name="ce6" office:value-type="string" calcext:value-type="string">
            <text:p>Syrakousai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 table:number-columns-repeated="2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6" office:value-type="string" calcext:value-type="string">
            <text:p>Benghazi</text:p>
          </table:table-cell>
          <table:table-cell office:value-type="string" calcext:value-type="string">
            <text:p>Turuspa</text:p>
          </table:table-cell>
          <table:table-cell table:style-name="ce6"/>
          <table:table-cell table:style-name="ce14" office:value-type="string" calcext:value-type="string">
            <text:p>Coyotepec</text:p>
          </table:table-cell>
          <table:table-cell table:style-name="ce6"/>
          <table:table-cell table:style-name="ce18"/>
          <table:table-cell table:style-name="ce6" office:value-type="string" calcext:value-type="string">
            <text:p>Antiokheia Pisidia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43" office:value-type="string" calcext:value-type="string">
            <text:p>NowadagaMohawk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 table:number-columns-repeated="2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Ṭarābulus</text:p>
          </table:table-cell>
          <table:table-cell office:value-type="string" calcext:value-type="string">
            <text:p>Kuruhanni</text:p>
          </table:table-cell>
          <table:table-cell table:style-name="ce6"/>
          <table:table-cell table:style-name="ce14" office:value-type="string" calcext:value-type="string">
            <text:p>Tequixquiac</text:p>
          </table:table-cell>
          <table:table-cell table:style-name="ce6"/>
          <table:table-cell table:style-name="ce18"/>
          <table:table-cell table:style-name="ce6" office:value-type="string" calcext:value-type="string">
            <text:p>Diocl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Tunis</text:p>
          </table:table-cell>
          <table:table-cell/>
          <table:table-cell table:style-name="ce6"/>
          <table:table-cell table:style-name="ce14" office:value-type="string" calcext:value-type="string">
            <text:p>Jilotzingo</text:p>
          </table:table-cell>
          <table:table-cell table:style-name="ce6"/>
          <table:table-cell table:style-name="ce18"/>
          <table:table-cell table:style-name="ce6" office:value-type="string" calcext:value-type="string">
            <text:p>Konstant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43" office:value-type="string" calcext:value-type="string">
            <text:p>OsquakeMohawk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 table:number-columns-repeated="2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6" office:value-type="string" calcext:value-type="string">
            <text:p>Āl-Qayrawān</text:p>
          </table:table-cell>
          <table:table-cell/>
          <table:table-cell table:style-name="ce6"/>
          <table:table-cell table:style-name="ce14" office:value-type="string" calcext:value-type="string">
            <text:p>Tlapanaloya</text:p>
          </table:table-cell>
          <table:table-cell table:style-name="ce6"/>
          <table:table-cell table:style-name="ce18"/>
          <table:table-cell table:style-name="ce6" office:value-type="string" calcext:value-type="string">
            <text:p>Kappadok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43" office:value-type="string" calcext:value-type="string">
            <text:p>SaratogaMohawk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 table:number-columns-repeated="2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6" office:value-type="string" calcext:value-type="string">
            <text:p>Adin</text:p>
          </table:table-cell>
          <table:table-cell/>
          <table:table-cell table:style-name="ce6"/>
          <table:table-cell table:style-name="ce14" office:value-type="string" calcext:value-type="string">
            <text:p>Tultitan</text:p>
          </table:table-cell>
          <table:table-cell table:style-name="ce6"/>
          <table:table-cell/>
          <table:table-cell table:style-name="ce6" office:value-type="string" calcext:value-type="string">
            <text:p>Ptolemaid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43" office:value-type="string" calcext:value-type="string">
            <text:p>SchenectadyMohawk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 table:number-columns-repeated="2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>
            <text:p>Ar-Riyadh</text:p>
          </table:table-cell>
          <table:table-cell/>
          <table:table-cell table:style-name="ce6"/>
          <table:table-cell table:style-name="ce14" office:value-type="string" calcext:value-type="string">
            <text:p>Ecatepec</text:p>
          </table:table-cell>
          <table:table-cell table:style-name="ce6"/>
          <table:table-cell/>
          <table:table-cell table:style-name="ce6" office:value-type="string" calcext:value-type="string">
            <text:p>Pelusium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43" office:value-type="string" calcext:value-type="string">
            <text:p>SchoharieMohawk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 table:number-columns-repeated="2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Edessa</text:p>
          </table:table-cell>
          <table:table-cell/>
          <table:table-cell table:style-name="ce6"/>
          <table:table-cell table:style-name="ce14" office:value-type="string" calcext:value-type="string">
            <text:p>Coatepec</text:p>
          </table:table-cell>
          <table:table-cell table:style-name="ce6"/>
          <table:table-cell/>
          <table:table-cell table:style-name="ce6" office:value-type="string" calcext:value-type="string">
            <text:p>Sard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43" office:value-type="string" calcext:value-type="string">
            <text:p>TeatontalogaMohawk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 table:number-columns-repeated="2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6" office:value-type="string" calcext:value-type="string">
            <text:p>Ardabil</text:p>
          </table:table-cell>
          <table:table-cell/>
          <table:table-cell table:style-name="ce6"/>
          <table:table-cell table:style-name="ce14" office:value-type="string" calcext:value-type="string">
            <text:p>Chalchiuites</text:p>
          </table:table-cell>
          <table:table-cell table:style-name="ce6"/>
          <table:table-cell/>
          <table:table-cell table:style-name="ce6" office:value-type="string" calcext:value-type="string">
            <text:p>Apam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table:number-columns-repeated="3"/>
          <table:table-cell office:value-type="string" calcext:value-type="string">
            <text:p>Rampur</text:p>
          </table:table-cell>
          <table:table-cell/>
          <table:table-cell table:style-name="ce43" office:value-type="string" calcext:value-type="string">
            <text:p>TiononderogeMohawk</text:p>
          </table:table-cell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 table:number-columns-repeated="2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6" office:value-type="string" calcext:value-type="string">
            <text:p>Tabriz</text:p>
          </table:table-cell>
          <table:table-cell/>
          <table:table-cell table:style-name="ce6"/>
          <table:table-cell table:style-name="ce14" office:value-type="string" calcext:value-type="string">
            <text:p>Chiauhita</text:p>
          </table:table-cell>
          <table:table-cell table:style-name="ce6"/>
          <table:table-cell/>
          <table:table-cell table:style-name="ce6" office:value-type="string" calcext:value-type="string">
            <text:p>Anazarbo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table:number-columns-repeated="3"/>
          <table:table-cell office:value-type="string" calcext:value-type="string">
            <text:p>Kolhapur</text:p>
          </table:table-cell>
          <table:table-cell/>
          <table:table-cell table:style-name="ce43" office:value-type="string" calcext:value-type="string">
            <text:p>TionondogenMohawk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 table:number-columns-repeated="2"/>
          <table:table-cell office:value-type="string" calcext:value-type="string">
            <text:p>Mekk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Arḍ ar-Rūm</text:p>
          </table:table-cell>
          <table:table-cell/>
          <table:table-cell table:style-name="ce6"/>
          <table:table-cell table:style-name="ce14" office:value-type="string" calcext:value-type="string">
            <text:p>Chapultepec</text:p>
          </table:table-cell>
          <table:table-cell table:style-name="ce6"/>
          <table:table-cell/>
          <table:table-cell table:style-name="ce6" office:value-type="string" calcext:value-type="string">
            <text:p>Skythopou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OneidaOneidaChiefVillage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 table:number-columns-repeated="2"/>
          <table:table-cell office:value-type="string" calcext:value-type="string">
            <text:p>Cidd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Shushan</text:p>
          </table:table-cell>
          <table:table-cell/>
          <table:table-cell table:style-name="ce6"/>
          <table:table-cell table:style-name="ce14" office:value-type="string" calcext:value-type="string">
            <text:p>Itzapalapa</text:p>
          </table:table-cell>
          <table:table-cell table:style-name="ce6"/>
          <table:table-cell/>
          <table:table-cell table:style-name="ce6" office:value-type="string" calcext:value-type="string">
            <text:p>Perge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 table:number-columns-repeated="2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6" office:value-type="string" calcext:value-type="string">
            <text:p>Maḍīq Hurmuz</text:p>
          </table:table-cell>
          <table:table-cell/>
          <table:table-cell table:style-name="ce6"/>
          <table:table-cell table:style-name="ce14" office:value-type="string" calcext:value-type="string">
            <text:p>Ayotzinco</text:p>
          </table:table-cell>
          <table:table-cell table:style-name="ce6"/>
          <table:table-cell/>
          <table:table-cell table:style-name="ce6" office:value-type="string" calcext:value-type="string">
            <text:p>Pessinous</text:p>
          </table:table-cell>
          <table:table-cell table:style-name="ce6" table:number-columns-repeated="2"/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6" office:value-type="string" calcext:value-type="string">
            <text:p>Masqaṭ</text:p>
          </table:table-cell>
          <table:table-cell/>
          <table:table-cell table:style-name="ce6"/>
          <table:table-cell table:style-name="ce14" office:value-type="string" calcext:value-type="string">
            <text:p>Iztapam</text:p>
          </table:table-cell>
          <table:table-cell table:style-name="ce6"/>
          <table:table-cell/>
          <table:table-cell table:style-name="ce6" office:value-type="string" calcext:value-type="string">
            <text:p>Genu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6" office:value-type="string" calcext:value-type="string">
            <text:p>Urganch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Germanicoupo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6" office:value-type="string" calcext:value-type="string">
            <text:p>Bukhara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Emes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Chittenango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Florent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Bostr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Ascul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Ganneious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ynna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Hostayuntw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Tarent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Onaqua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Malak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Markianoupol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Ting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ssewingo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Leptis Maukn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Oxyrrhyncho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Ierapolis Phrigia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Ami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Kaisare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pol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itif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Alali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Arsamosat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kanetot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adrum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onwalohaleOneid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eleuke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uenhoOnondagaGoienho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Tya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nentahaOnondagaMissionandfort,Kaneend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ozous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aOnondagaTraditionalIroquoisCapital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azar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seroken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Konstanti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Ahaouete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Meliten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tob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kup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Tom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ganSenecaLargestSenecaVillageofthe17thcentury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sininkaSenecaPrincipalVillage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wau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ttarau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n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sekwyagon(BeadHill)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oneadi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daseaga(Canadasaga?)SenecaSenecaCapital?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nahe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eshequi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tiakt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oonw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daiaSeneca/Cayu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aiagonSeneca/Mohawk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Anna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tahna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Ingare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yuchirhaa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as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nanauha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 office:value-type="string" calcext:value-type="string">
            <text:p>Unanauha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1" table:number-rows-repeated="104828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22:29:19.1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4T00:13:09.144000000</dc:date>
    <meta:editing-duration>PT18H22M27S</meta:editing-duration>
    <meta:editing-cycles>137</meta:editing-cycles>
    <meta:document-statistic meta:table-count="1" meta:cell-count="2654" meta:object-count="0"/>
  </office:meta>
</office:document-meta>
</file>